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4235" officeooo:paragraph-rsid="00064235"/>
    </style:style>
    <style:style style:name="P2" style:family="paragraph" style:parent-style-name="Standard">
      <style:text-properties fo:font-size="13pt" officeooo:rsid="00064235" officeooo:paragraph-rsid="00064235" style:font-size-asian="13pt" style:font-size-complex="13pt"/>
    </style:style>
    <style:style style:name="P3" style:family="paragraph" style:parent-style-name="Standard">
      <style:text-properties fo:font-size="13pt" fo:font-weight="bold" officeooo:rsid="00064235" officeooo:paragraph-rsid="00064235" style:font-size-asian="13pt" style:font-weight-asian="bold" style:font-size-complex="13pt" style:font-weight-complex="bold"/>
    </style:style>
    <style:style style:name="P4" style:family="paragraph" style:parent-style-name="Standard">
      <style:text-properties fo:font-weight="bold" officeooo:rsid="00064235" officeooo:paragraph-rsid="00064235" style:font-weight-asian="bold" style:font-weight-complex="bold"/>
    </style:style>
    <style:style style:name="P5" style:family="paragraph" style:parent-style-name="Standard">
      <style:text-properties officeooo:rsid="000658cc" officeooo:paragraph-rsid="000658cc"/>
    </style:style>
    <style:style style:name="P6" style:family="paragraph" style:parent-style-name="Standard">
      <style:text-properties officeooo:rsid="0009d5bc" officeooo:paragraph-rsid="0009d5bc"/>
    </style:style>
    <style:style style:name="T1" style:family="text">
      <style:text-properties officeooo:rsid="000658cc"/>
    </style:style>
    <style:style style:name="T2" style:family="text">
      <style:text-properties officeooo:rsid="000817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im King</text:p>
      <text:p text:style-name="P2">Week7 Research Project</text:p>
      <text:p text:style-name="P1"/>
      <text:p text:style-name="P4">2. What is a DBMS?  What is an RDBMS?  Compare and contrast. </text:p>
      <text:p text:style-name="P1"/>
      <text:p text:style-name="P1"><text:a xlink:type="simple" xlink:href="https://search.brave.com/search?q=Explain+the+difference+between+a+DBMS+and+an+RDBMS.&amp;source=web&amp;summary=1&amp;conversation=0c406a7ab58b42dff2ccdb" text:style-name="Internet_20_link" text:visited-style-name="Visited_20_Internet_20_Link">https://search.brave.com/search?q=Explain+the+difference+between+a+DBMS+and+an+RDBMS.&amp;source=web&amp;summary=1&amp;conversation=0c406a7ab58b42dff2ccdb </text:a></text:p>
      <text:p text:style-name="P1"/>
      <text:p text:style-name="P1"><text:a xlink:type="simple" xlink:href="https://www.geeksforgeeks.org/difference-between-rdbms-and-dbms/" text:style-name="Internet_20_link" text:visited-style-name="Visited_20_Internet_20_Link">https://www.geeksforgeeks.org/difference-between-rdbms-and-dbms/</text:a></text:p>
      <text:p text:style-name="P1"/>
      <text:p text:style-name="P1"><text:a xlink:type="simple" xlink:href="https://search.brave.com/search?q=What+are+the+CODD+rules+for+databases%3F&amp;source=web&amp;summary=1&amp;conversation=4e2f8289700098b0fd4013" text:style-name="Internet_20_link" text:visited-style-name="Visited_20_Internet_20_Link">https://search.brave.com/search?q=What+are+the+CODD+rules+for+databases%3F&amp;source=web&amp;summary=1&amp;conversation=4e2f8289700098b0fd4013</text:a></text:p>
      <text:p text:style-name="P1"/>
      <text:p text:style-name="P1">A DataBase Management System (DBMS) <text:span text:style-name="T1">stores data in a file, either hierarchically, as with flat file databases (DBase III, etc), or via a navigation system, <text:s/>such as in a file system (File Access Table, for instance), or the Windows Registry. <text:s/>It tends to be small scale and relatively simple, with few security controls, instead relying on the user's OS account controls for security.</text:span></text:p>
      <text:p text:style-name="P1"/>
      <text:p text:style-name="P5">Relational DataBase Management Systems (RDBMS), on the other hand, store data in tables, using a key<text:span text:style-name="T2">, with rows (also called records, or tuples) and columns (aka fields)</text:span>. <text:s/>These tables can be related to each other by referring<text:span text:style-name="T2"> from one table's record</text:span> to the key in another table, allowing one:one, one:many, or many:many relationships between the data. <text:s/>RDBMS use that structure to scale up massively, even allowing data to be stored and accessed in far flung locations, over the internet.<text:span text:style-name="T2"> <text:s/>RDBMS also maintain their own security systems, including their own usernames, passwords, etc, so that multiple users can access the data at once, from distributed locations. <text:s/>Additionally, RDBMS use data normalization, record locking, and Codd's Rules to promote data integrity.</text:span></text:p>
      <text:p text:style-name="P1"/>
      <text:p text:style-name="P1">4. Our course uses MySQL.  What is the difference between MySQL and SQL? </text:p>
      <text:p text:style-name="P1"/>
      <text:p text:style-name="P1"><text:a xlink:type="simple" xlink:href="https://www.mysql.com/about/" text:style-name="Internet_20_link" text:visited-style-name="Visited_20_Internet_20_Link">https://www.mysql.com/about/</text:a></text:p>
      <text:p text:style-name="P1"/>
      <text:p text:style-name="P6">MySQL is the Open Source RDBMS owned by the Oracle corporation. <text:s/>It uses Structured Query Language (SQL), as its means for accessing and inserting data. <text:s/>SQL, then, is a query language for accessing data within the context of a database. <text:s/>MySQL is a branded databas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598in" fo:margin-bottom="0.7917in" fo:margin-left="0.5209in" fo:margin-right="0.531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20T19:11:07.953000000</meta:creation-date>
    <meta:generator>LibreOffice/7.1.1.2$Windows_X86_64 LibreOffice_project/fe0b08f4af1bacafe4c7ecc87ce55bb426164676</meta:generator>
    <dc:date>2025-02-20T19:50:22.554000000</dc:date>
    <meta:editing-duration>PT13M31S</meta:editing-duration>
    <meta:editing-cycles>2</meta:editing-cycles>
    <meta:document-statistic meta:table-count="0" meta:image-count="0" meta:object-count="0" meta:page-count="1" meta:paragraph-count="11" meta:word-count="261" meta:character-count="1951" meta:non-whitespace-character-count="1686"/>
  </office:meta>
</office:document-meta>
</file>